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4pt" style:font-size-complex="14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198cm" svg:height="2.898cm" svg:x="13.485cm" svg:y="5.087cm">
          <text:p/>
        </draw:rect>
        <draw:rect draw:style-name="gr1" draw:text-style-name="P1" draw:layer="layout" svg:width="11.8cm" svg:height="3.118cm" svg:x="1cm" svg:y="5.087cm">
          <text:p/>
        </draw:rect>
        <draw:rect draw:style-name="gr2" draw:text-style-name="P1" draw:layer="layout" svg:width="7.68cm" svg:height="1.27cm" svg:x="4.81cm" svg:y="8.755cm">
          <text:p text:style-name="P1">Programming Language</text:p>
        </draw:rect>
        <draw:rect draw:style-name="gr2" draw:text-style-name="P1" draw:layer="layout" svg:width="3.81cm" svg:height="1.905cm" svg:x="8.68cm" svg:y="5.615cm">
          <text:p text:style-name="P1">Data</text:p>
          <text:p text:style-name="P1">Definitions</text:p>
        </draw:rect>
        <draw:rect draw:style-name="gr2" draw:text-style-name="P1" draw:layer="layout" svg:width="3.81cm" svg:height="1.905cm" svg:x="4.235cm" svg:y="5.615cm">
          <text:p text:style-name="P1">Client</text:p>
          <text:p text:style-name="P1">Program</text:p>
        </draw:rect>
        <draw:rect draw:style-name="gr2" draw:text-style-name="P1" draw:layer="layout" svg:width="3.81cm" svg:height="1.905cm" svg:x="8.68cm" svg:y="2.975cm">
          <text:p text:style-name="P1">Data</text:p>
          <text:p text:style-name="P1">Instances</text:p>
        </draw:rect>
        <draw:rect draw:style-name="gr2" draw:text-style-name="P1" draw:layer="layout" svg:width="3.81cm" svg:height="1.905cm" svg:x="4.235cm" svg:y="2.975cm">
          <text:p text:style-name="P1">Process</text:p>
        </draw:rect>
        <draw:custom-shape draw:style-name="gr3" draw:text-style-name="P1" draw:layer="layout" svg:width="1.27cm" svg:height="1.485cm" svg:x="5.505cm" svg:y="4.5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386cm" svg:x="10.05cm" svg:y="4.6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27cm" draw:transform="rotate (1.5707963267946) translate (7.813cm 7.19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1" draw:layer="layout" svg:width="3.81cm" svg:height="1.905cm" svg:x="17.51cm" svg:y="5.445cm">
          <text:p text:style-name="P1">Data</text:p>
          <text:p text:style-name="P1">Definitions</text:p>
        </draw:rect>
        <draw:rect draw:style-name="gr2" draw:text-style-name="P1" draw:layer="layout" svg:width="3.175cm" svg:height="1.905cm" svg:x="13.7cm" svg:y="5.445cm">
          <text:p text:style-name="P1">Client</text:p>
          <text:p text:style-name="P1">Program</text:p>
        </draw:rect>
        <draw:rect draw:style-name="gr2" draw:text-style-name="P1" draw:layer="layout" svg:width="6.985cm" svg:height="1.905cm" svg:x="18.145cm" svg:y="2.905cm">
          <text:p text:style-name="P1">Data</text:p>
          <text:p text:style-name="P1">Instances</text:p>
        </draw:rect>
        <draw:rect draw:style-name="gr2" draw:text-style-name="P1" draw:layer="layout" svg:width="3.175cm" svg:height="1.905cm" svg:x="13.7cm" svg:y="2.905cm">
          <text:p text:style-name="P1">Process</text:p>
        </draw:rect>
        <draw:custom-shape draw:style-name="gr3" draw:text-style-name="P1" draw:layer="layout" svg:width="1.27cm" svg:height="1.27cm" svg:x="14.735cm" svg:y="4.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27cm" svg:x="18.88cm" svg:y="4.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2.071cm" draw:transform="rotate (1.5707963267946) translate (16.44cm 4.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1" draw:layer="layout" svg:width="4.445cm" svg:height="1.905cm" svg:x="21.911cm" svg:y="5.446cm">
          <text:p text:style-name="P1">Data Definition</text:p>
          <text:p text:style-name="P1">Mechanisms</text:p>
        </draw:rect>
        <draw:custom-shape draw:style-name="gr3" draw:text-style-name="P1" draw:layer="layout" svg:width="1.27cm" svg:height="1.27cm" svg:x="23.58cm" svg:y="4.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3.175cm" svg:height="2.034cm" svg:x="16.24cm" svg:y="8.256cm">
          <text:p text:style-name="P2">Bootstrap <text:line-break/>Data</text:p>
          <text:p text:style-name="P2">Definitions</text:p>
        </draw:rect>
        <draw:rect draw:style-name="gr2" draw:text-style-name="P2" draw:layer="layout" svg:width="4.2cm" svg:height="2.034cm" svg:x="19.66cm" svg:y="8.256cm">
          <text:p text:style-name="P2">Bootstrap Data </text:p>
          <text:p text:style-name="P2">Definition</text:p>
          <text:p text:style-name="P2">Mechanisms</text:p>
        </draw:rect>
        <draw:rect draw:style-name="gr2" draw:text-style-name="P1" draw:layer="layout" svg:width="10.36cm" svg:height="1.27cm" svg:x="14.77cm" svg:y="10.72cm">
          <text:p text:style-name="P1">Programming Language</text:p>
        </draw:rect>
        <draw:custom-shape draw:style-name="gr3" draw:text-style-name="P1" draw:layer="layout" svg:width="1.27cm" svg:height="3.91cm" svg:x="23.96cm" svg:y="7.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3.91cm" svg:x="14.736cm" svg:y="7.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draw:layer="layout" svg:x1="13.16cm" svg:y1="2.94cm" svg:x2="13.16cm" svg:y2="11.795cm">
          <text:p/>
        </draw:line>
        <draw:frame draw:style-name="gr5" draw:text-style-name="P1" draw:layer="layout" svg:width="3.326cm" svg:height="1.673cm" svg:x="0.849cm" svg:y="9.89cm">
          <draw:text-box>
            <text:p text:style-name="P1">Language</text:p>
            <text:p text:style-name="P1">Designer</text:p>
          </draw:text-box>
        </draw:frame>
        <draw:frame draw:style-name="gr5" draw:text-style-name="P3" draw:layer="layout" svg:width="5.641cm" svg:height="0.962cm" svg:x="5.493cm" svg:y="1.635cm">
          <draw:text-box>
            <text:p text:style-name="P3">Traditional Models</text:p>
          </draw:text-box>
        </draw:frame>
        <draw:frame draw:style-name="gr5" draw:text-style-name="P3" draw:layer="layout" svg:width="3.465cm" svg:height="0.962cm" svg:x="17.22cm" svg:y="1.635cm">
          <draw:text-box>
            <text:p text:style-name="P3">Enso Data</text:p>
          </draw:text-box>
        </draw:frame>
        <draw:custom-shape draw:style-name="gr3" draw:text-style-name="P1" draw:layer="layout" svg:width="1.27cm" svg:height="1.27cm" svg:x="17.698cm" svg:y="7.1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27cm" svg:x="19.898cm" svg:y="7.1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051cm" svg:x="20.751cm" svg:y="10.1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485cm" svg:x="5.445cm" svg:y="7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386cm" svg:x="9.99cm" svg:y="7.4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" draw:layer="layout" svg:width="4.028cm" svg:height="0.962cm" svg:x="0.782cm" svg:y="7.35cm">
          <draw:text-box>
            <text:p text:style-name="P1">Programmer</text:p>
          </draw:text-box>
        </draw:frame>
        <draw:frame draw:style-name="gr5" draw:text-style-name="P1" draw:layer="layout" svg:width="2.868cm" svg:height="0.962cm" svg:x="0.849cm" svg:y="3.505cm">
          <draw:text-box>
            <text:p text:style-name="P1">Runtime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illiam Cook</meta:initial-creator>
    <meta:creation-date>2011-10-30T11:41:04</meta:creation-date>
    <dc:date>2011-10-30T22:44:19</dc:date>
    <dc:creator>William Cook</dc:creator>
    <meta:editing-duration>PT10H47M34S</meta:editing-duration>
    <meta:editing-cycles>4</meta:editing-cycles>
    <meta:generator>OpenOffice.org/3.3$Unix OpenOffice.org_project/330m20$Build-9567</meta:generator>
    <meta:document-statistic meta:object-count="35"/>
  </office:meta>
</office:document-meta>
</file>